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831cm" svg:height="2.831cm" draw:transform="rotate (-0.0654498469497871) translate (10.999cm 8.4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2.918cm" svg:height="2.918cm" draw:transform="rotate (-0.238586508747625) translate (5.103cm 8.03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2.493cm" svg:height="2.493cm" draw:transform="rotate (-0.457974395723312) translate (8.038cm 2.49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1.572cm" svg:height="1.572cm" draw:transform="rotate (-0.992394212683976) translate (13.008cm 1.65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4.356cm" svg:height="4.356cm" draw:transform="rotate (-0.785398163397449) translate (17.796cm 1.57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4.086cm" svg:height="4.086cm" draw:transform="rotate (-0.0905825881785056) translate (8.373cm 11.78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2.919cm" svg:height="2.919cm" draw:transform="rotate (-0.684343599706976) translate (13.143cm 4.12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3.279cm" svg:height="3.279cm" draw:transform="rotate (-0.785398163397448) translate (4.604cm 11.80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3.581cm" svg:height="3.581cm" draw:transform="rotate (-1.21003677040767) translate (5.334cm 2.394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3.064cm" svg:height="3.064cm" draw:transform="rotate (-0.785398163397448) translate (17.518cm 9.50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1.97cm" svg:height="1.97cm" draw:transform="rotate (-0.785398163397448) translate (14.464cm 12.813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4-10-23T14:11:46</meta:creation-date>
    <dc:date>2014-10-23T14:21:38</dc:date>
    <dc:creator>Christian </dc:creator>
    <meta:editing-duration>PT3M56S</meta:editing-duration>
    <meta:editing-cycles>2</meta:editing-cycles>
    <meta:generator>LibreOffice/3.5$Linux_X86_64 LibreOffice_project/350m1$Build-2</meta:generator>
    <meta:document-statistic meta:object-count="11"/>
  </office:meta>
</office:document-meta>
</file>